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erif" svg:font-family="serif"/>
  </office:font-face-decls>
  <office:automatic-styles>
    <style:style style:name="P1" style:family="paragraph" style:parent-style-name="Standard">
      <style:text-properties officeooo:rsid="00065d60" officeooo:paragraph-rsid="00065d60"/>
    </style:style>
    <style:style style:name="P2" style:family="paragraph" style:parent-style-name="Standard">
      <style:text-properties officeooo:paragraph-rsid="00130771"/>
    </style:style>
    <style:style style:name="P3" style:family="paragraph" style:parent-style-name="Standard">
      <style:text-properties officeooo:rsid="002208dd" officeooo:paragraph-rsid="002208dd"/>
    </style:style>
    <style:style style:name="P4" style:family="paragraph" style:parent-style-name="Standard">
      <style:text-properties officeooo:rsid="00065d60" officeooo:paragraph-rsid="0016e090"/>
    </style:style>
    <style:style style:name="P5" style:family="paragraph" style:parent-style-name="Standard">
      <style:text-properties officeooo:rsid="00065d60" officeooo:paragraph-rsid="0008138b"/>
    </style:style>
    <style:style style:name="P6" style:family="paragraph" style:parent-style-name="Standard">
      <style:text-properties officeooo:rsid="0018091a" officeooo:paragraph-rsid="0018091a"/>
    </style:style>
    <style:style style:name="P7" style:family="paragraph" style:parent-style-name="Standard">
      <style:text-properties officeooo:rsid="0019e15b" officeooo:paragraph-rsid="0019e15b"/>
    </style:style>
    <style:style style:name="P8" style:family="paragraph" style:parent-style-name="Standard">
      <style:text-properties officeooo:rsid="001f373e" officeooo:paragraph-rsid="001f373e"/>
    </style:style>
    <style:style style:name="P9" style:family="paragraph" style:parent-style-name="Standard">
      <style:text-properties officeooo:paragraph-rsid="004164c9"/>
    </style:style>
    <style:style style:name="P10" style:family="paragraph" style:parent-style-name="Standard">
      <style:text-properties officeooo:rsid="00065d60" officeooo:paragraph-rsid="002208dd"/>
    </style:style>
    <style:style style:name="P11" style:family="paragraph" style:parent-style-name="Standard">
      <style:text-properties officeooo:rsid="002d8f4f" officeooo:paragraph-rsid="002d8f4f"/>
    </style:style>
    <style:style style:name="P12" style:family="paragraph" style:parent-style-name="Standard">
      <style:text-properties officeooo:rsid="003c7fe5" officeooo:paragraph-rsid="003c7fe5"/>
    </style:style>
    <style:style style:name="P13" style:family="paragraph" style:parent-style-name="Standard">
      <style:text-properties officeooo:rsid="00381956" officeooo:paragraph-rsid="00381956"/>
    </style:style>
    <style:style style:name="P14" style:family="paragraph" style:parent-style-name="Standard">
      <style:text-properties officeooo:paragraph-rsid="005e6e92"/>
    </style:style>
    <style:style style:name="P15" style:family="paragraph" style:parent-style-name="Standard">
      <style:text-properties officeooo:rsid="004aad9c" officeooo:paragraph-rsid="004aad9c"/>
    </style:style>
    <style:style style:name="P16" style:family="paragraph" style:parent-style-name="Standard">
      <style:text-properties officeooo:rsid="004aad9c" officeooo:paragraph-rsid="0060077a"/>
    </style:style>
    <style:style style:name="P17" style:family="paragraph" style:parent-style-name="Standard">
      <style:text-properties officeooo:rsid="004c9f92" officeooo:paragraph-rsid="004c9f92"/>
    </style:style>
    <style:style style:name="P18" style:family="paragraph" style:parent-style-name="Standard">
      <style:text-properties officeooo:rsid="004c9f92" officeooo:paragraph-rsid="006dbaa2"/>
    </style:style>
    <style:style style:name="P19" style:family="paragraph" style:parent-style-name="Standard">
      <style:text-properties officeooo:rsid="00515b52" officeooo:paragraph-rsid="00515b52"/>
    </style:style>
    <style:style style:name="P20" style:family="paragraph" style:parent-style-name="Standard">
      <style:text-properties officeooo:rsid="00515b52" officeooo:paragraph-rsid="0078263a"/>
    </style:style>
    <style:style style:name="P21" style:family="paragraph" style:parent-style-name="Text_20_body">
      <style:text-properties officeooo:paragraph-rsid="007e946a"/>
    </style:style>
    <style:style style:name="P22" style:family="paragraph" style:parent-style-name="Text_20_body">
      <style:text-properties officeooo:rsid="00882fb7" officeooo:paragraph-rsid="00882fb7"/>
    </style:style>
    <style:style style:name="P23" style:family="paragraph" style:parent-style-name="Text_20_body">
      <style:text-properties officeooo:rsid="0091f0ae" officeooo:paragraph-rsid="0091f0ae"/>
    </style:style>
    <style:style style:name="P24" style:family="paragraph" style:parent-style-name="Text_20_body">
      <style:text-properties officeooo:rsid="007e946a" officeooo:paragraph-rsid="00882fb7"/>
    </style:style>
    <style:style style:name="T1" style:family="text">
      <style:text-properties officeooo:rsid="000e2c26"/>
    </style:style>
    <style:style style:name="T2" style:family="text">
      <style:text-properties officeooo:rsid="00257fc9"/>
    </style:style>
    <style:style style:name="T3" style:family="text">
      <style:text-properties officeooo:rsid="000f3581"/>
    </style:style>
    <style:style style:name="T4" style:family="text">
      <style:text-properties officeooo:rsid="0030e34e"/>
    </style:style>
    <style:style style:name="T5" style:family="text">
      <style:text-properties officeooo:rsid="000fcdd2"/>
    </style:style>
    <style:style style:name="T6" style:family="text">
      <style:text-properties officeooo:rsid="00130771"/>
    </style:style>
    <style:style style:name="T7" style:family="text">
      <style:text-properties officeooo:rsid="0014cb9f"/>
    </style:style>
    <style:style style:name="T8" style:family="text">
      <style:text-properties officeooo:rsid="0011837a"/>
    </style:style>
    <style:style style:name="T9" style:family="text">
      <style:text-properties officeooo:rsid="002208dd"/>
    </style:style>
    <style:style style:name="T10" style:family="text">
      <style:text-properties officeooo:rsid="0018091a"/>
    </style:style>
    <style:style style:name="T11" style:family="text">
      <style:text-properties officeooo:rsid="001b53f4"/>
    </style:style>
    <style:style style:name="T12" style:family="text">
      <style:text-properties officeooo:rsid="001ceb1e"/>
    </style:style>
    <style:style style:name="T13" style:family="text">
      <style:text-properties officeooo:rsid="00289803"/>
    </style:style>
    <style:style style:name="T14" style:family="text">
      <style:text-properties officeooo:rsid="0020c42a"/>
    </style:style>
    <style:style style:name="T15" style:family="text">
      <style:text-properties officeooo:rsid="001d9451"/>
    </style:style>
    <style:style style:name="T16" style:family="text">
      <style:text-properties officeooo:rsid="0031dea5"/>
    </style:style>
    <style:style style:name="T17" style:family="text">
      <style:text-properties officeooo:rsid="0032db69"/>
    </style:style>
    <style:style style:name="T18" style:family="text">
      <style:text-properties officeooo:rsid="0029e44e"/>
    </style:style>
    <style:style style:name="T19" style:family="text">
      <style:text-properties officeooo:rsid="002bcba8"/>
    </style:style>
    <style:style style:name="T20" style:family="text">
      <style:text-properties officeooo:rsid="00366d9f"/>
    </style:style>
    <style:style style:name="T21" style:family="text">
      <style:text-properties officeooo:rsid="002d1a7b"/>
    </style:style>
    <style:style style:name="T22" style:family="text">
      <style:text-properties officeooo:rsid="0023c0df"/>
    </style:style>
    <style:style style:name="T23" style:family="text">
      <style:text-properties officeooo:rsid="00369d53"/>
    </style:style>
    <style:style style:name="T24" style:family="text">
      <style:text-properties officeooo:rsid="0024e049"/>
    </style:style>
    <style:style style:name="T25" style:family="text">
      <style:text-properties officeooo:rsid="0066167b"/>
    </style:style>
    <style:style style:name="T26" style:family="text">
      <style:text-properties fo:font-weight="normal"/>
    </style:style>
    <style:style style:name="T27" style:family="text">
      <style:text-properties officeooo:rsid="004164c9"/>
    </style:style>
    <style:style style:name="T28" style:family="text">
      <style:text-properties officeooo:rsid="0036f2c3"/>
    </style:style>
    <style:style style:name="T29" style:family="text">
      <style:text-properties officeooo:rsid="002d6a88"/>
    </style:style>
    <style:style style:name="T30" style:family="text">
      <style:text-properties officeooo:rsid="00377bca"/>
    </style:style>
    <style:style style:name="T31" style:family="text">
      <style:text-properties officeooo:rsid="00381956"/>
    </style:style>
    <style:style style:name="T32" style:family="text">
      <style:text-properties officeooo:rsid="00680b46"/>
    </style:style>
    <style:style style:name="T33" style:family="text">
      <style:text-properties officeooo:rsid="006874f8"/>
    </style:style>
    <style:style style:name="T34" style:family="text">
      <style:text-properties officeooo:rsid="003dabbf"/>
    </style:style>
    <style:style style:name="T35" style:family="text">
      <style:text-properties officeooo:rsid="003f18c8"/>
    </style:style>
    <style:style style:name="T36" style:family="text">
      <style:text-properties officeooo:rsid="0040f40a"/>
    </style:style>
    <style:style style:name="T37" style:family="text">
      <style:text-properties officeooo:rsid="006a5483"/>
    </style:style>
    <style:style style:name="T38" style:family="text">
      <style:text-properties officeooo:rsid="00438c85"/>
    </style:style>
    <style:style style:name="T39" style:family="text">
      <style:text-properties officeooo:rsid="0043b769"/>
    </style:style>
    <style:style style:name="T40" style:family="text">
      <style:text-properties officeooo:rsid="006bfcf3"/>
    </style:style>
    <style:style style:name="T41" style:family="text">
      <style:text-properties officeooo:rsid="0044abe6"/>
    </style:style>
    <style:style style:name="T42" style:family="text">
      <style:text-properties officeooo:rsid="0038de20"/>
    </style:style>
    <style:style style:name="T43" style:family="text">
      <style:text-properties officeooo:rsid="003a1113"/>
    </style:style>
    <style:style style:name="T44" style:family="text">
      <style:text-properties officeooo:rsid="004555cf"/>
    </style:style>
    <style:style style:name="T45" style:family="text">
      <style:text-properties officeooo:rsid="004a34f5"/>
    </style:style>
    <style:style style:name="T46" style:family="text">
      <style:text-properties officeooo:rsid="0046254e"/>
    </style:style>
    <style:style style:name="T47" style:family="text">
      <style:text-properties officeooo:rsid="0047a83b"/>
    </style:style>
    <style:style style:name="T48" style:family="text">
      <style:text-properties officeooo:rsid="0048f470"/>
    </style:style>
    <style:style style:name="T49" style:family="text">
      <style:text-properties officeooo:rsid="00582c53"/>
    </style:style>
    <style:style style:name="T50" style:family="text">
      <style:text-properties officeooo:rsid="007e946a"/>
    </style:style>
    <style:style style:name="T51" style:family="text">
      <style:text-properties officeooo:rsid="0059d205"/>
    </style:style>
    <style:style style:name="T52" style:family="text">
      <style:text-properties officeooo:rsid="005a514d"/>
    </style:style>
    <style:style style:name="T53" style:family="text">
      <style:text-properties officeooo:rsid="007ffb3f"/>
    </style:style>
    <style:style style:name="T54" style:family="text">
      <style:text-properties officeooo:rsid="005d99a6"/>
    </style:style>
    <style:style style:name="T55" style:family="text">
      <style:text-properties officeooo:rsid="005e281d"/>
    </style:style>
    <style:style style:name="T56" style:family="text">
      <style:text-properties officeooo:rsid="0081f35b"/>
    </style:style>
    <style:style style:name="T57" style:family="text">
      <style:text-properties officeooo:rsid="0082054b"/>
    </style:style>
    <style:style style:name="T58" style:family="text">
      <style:text-properties officeooo:rsid="006193c6"/>
    </style:style>
    <style:style style:name="T59" style:family="text">
      <style:text-properties officeooo:rsid="004de806"/>
    </style:style>
    <style:style style:name="T60" style:family="text">
      <style:text-properties officeooo:rsid="005e6e92"/>
    </style:style>
    <style:style style:name="T61" style:family="text">
      <style:text-properties officeooo:rsid="00836fe7"/>
    </style:style>
    <style:style style:name="T62" style:family="text">
      <style:text-properties officeooo:rsid="006d9892"/>
    </style:style>
    <style:style style:name="T63" style:family="text">
      <style:text-properties officeooo:rsid="006dbaa2"/>
    </style:style>
    <style:style style:name="T64" style:family="text">
      <style:text-properties officeooo:rsid="004d2827"/>
    </style:style>
    <style:style style:name="T65" style:family="text">
      <style:text-properties officeooo:rsid="006f07ba"/>
    </style:style>
    <style:style style:name="T66" style:family="text">
      <style:text-properties officeooo:rsid="00865922"/>
    </style:style>
    <style:style style:name="T67" style:family="text">
      <style:text-properties officeooo:rsid="004ef78c"/>
    </style:style>
    <style:style style:name="T68" style:family="text">
      <style:text-properties officeooo:rsid="0050d65a"/>
    </style:style>
    <style:style style:name="T69" style:family="text">
      <style:text-properties officeooo:rsid="006180cf"/>
    </style:style>
    <style:style style:name="T70" style:family="text">
      <style:text-properties officeooo:rsid="00541eac"/>
    </style:style>
    <style:style style:name="T71" style:family="text">
      <style:text-properties officeooo:rsid="00704b7e"/>
    </style:style>
    <style:style style:name="T72" style:family="text">
      <style:text-properties officeooo:rsid="007195d3"/>
    </style:style>
    <style:style style:name="T73" style:family="text">
      <style:text-properties officeooo:rsid="0054364c"/>
    </style:style>
    <style:style style:name="T74" style:family="text">
      <style:text-properties officeooo:rsid="00735342"/>
    </style:style>
    <style:style style:name="T75" style:family="text">
      <style:text-properties officeooo:rsid="0054be1b"/>
    </style:style>
    <style:style style:name="T76" style:family="text">
      <style:text-properties officeooo:rsid="0055d5b6"/>
    </style:style>
    <style:style style:name="T77" style:family="text">
      <style:text-properties officeooo:rsid="0078942c"/>
    </style:style>
    <style:style style:name="T78" style:family="text">
      <style:text-properties officeooo:rsid="0074df66"/>
    </style:style>
    <style:style style:name="T79" style:family="text">
      <style:text-properties officeooo:rsid="0078263a"/>
    </style:style>
    <style:style style:name="T80" style:family="text">
      <style:text-properties officeooo:rsid="00792868"/>
    </style:style>
    <style:style style:name="T81" style:family="text">
      <style:text-properties officeooo:rsid="00579b01"/>
    </style:style>
    <style:style style:name="T82" style:family="text">
      <style:text-properties officeooo:rsid="0086962b"/>
    </style:style>
    <style:style style:name="T83" style:family="text">
      <style:text-properties officeooo:rsid="0086c844"/>
    </style:style>
    <style:style style:name="T84" style:family="text">
      <style:text-properties officeooo:rsid="00882fb7"/>
    </style:style>
    <style:style style:name="T85" style:family="text">
      <style:text-properties officeooo:rsid="00896f2e"/>
    </style:style>
    <style:style style:name="T86" style:family="text">
      <style:text-properties officeooo:rsid="008cdd85"/>
    </style:style>
    <style:style style:name="T87" style:family="text">
      <style:text-properties officeooo:rsid="00923126"/>
    </style:style>
    <style:style style:name="T88" style:family="text">
      <style:text-properties officeooo:rsid="009415b5"/>
    </style:style>
    <style:style style:name="T89" style:family="text">
      <style:text-properties officeooo:rsid="00970f19"/>
    </style:style>
    <style:style style:name="T90" style:family="text">
      <style:text-properties officeooo:rsid="0098ec70"/>
    </style:style>
    <style:style style:name="T91" style:family="text">
      <style:text-properties officeooo:rsid="009ac58b"/>
    </style:style>
    <style:style style:name="T92" style:family="text">
      <style:text-properties officeooo:rsid="009bec12"/>
    </style:style>
    <style:style style:name="T93" style:family="text">
      <style:text-properties officeooo:rsid="009d01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1 Assignment 1 Part 1</text:p>
      <text:p text:style-name="P1">January 26, 2025</text:p>
      <text:h text:style-name="Heading_20_1" text:outline-level="1">SQLSlammer</text:h>
      <text:p text:style-name="P2"><text:span text:style-name="T1">The </text:span><text:span text:style-name="T2">SQL Slammer worm leverages the </text:span><text:span text:style-name="T1">CVE-2002-0649 vulnerability </text:span><text:span text:style-name="T2">to </text:span><text:span text:style-name="T1">buffer overflow the Resolution Service for MySQL Server 2000 and Microsoft Desktop Engine </text:span><text:span text:style-name="T2">in order to remotely execute code and spread to other systems</text:span><text:span text:style-name="T1">. </text:span><text:span text:style-name="T3">The </text:span><text:span text:style-name="T2">advisory pages from the 2002/2003 period give the worm different advisory numbers such as NVD </text:span><text:span text:style-name="T3">NIST Page describ</text:span><text:span text:style-name="T4">ing</text:span><text:span text:style-name="T3"> the </text:span><text:span text:style-name="T5">CVE and lists the severity</text:span><text:span text:style-name="T3"> as “7.5 </text:span><text:span text:style-name="T5">High”</text:span><text:span text:style-name="T3">. </text:span><text:span text:style-name="T5">Microsoft’s Security Bulletin names the vulnerability “Q323875” and calls the severity “Critical”. Bugtraq calls the vulnerability “#NISR25072002” with the Severity “Critical/Very High”. </text:span><text:span text:style-name="T2">And </text:span><text:span text:style-name="T6">Carnegie Mellon calls the vulnerability “</text:span>VU#399260” <text:span text:style-name="T6">and states the “severity metric” as “</text:span>43.28”. <text:s/><text:span text:style-name="T7">There don’t appear to be variants listed on the advisory pages, and a</text:span><text:span text:style-name="T8">cross the security advisories the description of the mechanism and affected software </text:span><text:span text:style-name="T7">are</text:span><text:span text:style-name="T8"> the same, </text:span><text:span text:style-name="T9">describing the same payload</text:span><text:span text:style-name="T8">, </text:span><text:span text:style-name="T7">while </text:span><text:span text:style-name="T8">the </text:span><text:span text:style-name="T10">name</text:span><text:span text:style-name="T8"> </text:span><text:span text:style-name="T9">given to</text:span><text:span text:style-name="T8"> the vulnerability, identifying numbers, and severity </text:span><text:span text:style-name="T9">score </text:span><text:span text:style-name="T8">vary.</text:span></text:p>
      <text:p text:style-name="P2"/>
      <text:p text:style-name="P3">Advisories:</text:p>
      <text:p text:style-name="P2"><text:a xlink:type="simple" xlink:href="https://nvd.nist.gov/vuln/detail/CVE-2002-0649#vulnCurrentDescriptionTitle" text:style-name="Internet_20_link" text:visited-style-name="Visited_20_Internet_20_Link">https://nvd.nist.gov/vuln/detail/CVE-2002-0649#vulnCurrentDescriptionTitle</text:a></text:p>
      <text:p text:style-name="P2"><text:a xlink:type="simple" xlink:href="https://www.cve.org/CVERecord?id=CVE-2002-0649" text:style-name="Internet_20_link" text:visited-style-name="Visited_20_Internet_20_Link">https://www.cve.org/CVERecord?id=CVE-2002-0649</text:a></text:p>
      <text:p text:style-name="P4"><text:a xlink:type="simple" xlink:href="https://marc.info/?l=bugtraq&amp;m=102760196931518&amp;w=2" text:style-name="Internet_20_link" text:visited-style-name="Visited_20_Internet_20_Link">https://marc.info/?l=bugtraq&amp;m=102760196931518&amp;w=2</text:a></text:p>
      <text:p text:style-name="P5"><text:a xlink:type="simple" xlink:href="https://www.kb.cert.org/vuls/id/399260" text:style-name="Internet_20_link" text:visited-style-name="Visited_20_Internet_20_Link">https://www.kb.cert.org/vuls/id/399260</text:a></text:p>
      <text:p text:style-name="P5"><text:a xlink:type="simple" xlink:href="https://learn.microsoft.com/en-us/security-updates/securitybulletins/2002/ms02-039" text:style-name="Internet_20_link" text:visited-style-name="Visited_20_Internet_20_Link">https://learn.microsoft.com/en-us/security-updates/securitybulletins/2002/ms02-039</text:a></text:p>
      <text:p text:style-name="P5"><text:a xlink:type="simple" xlink:href="https://seclists.org/fulldisclosure/2003/Jan/240" text:style-name="Internet_20_link" text:visited-style-name="Visited_20_Internet_20_Link">https://seclists.org/fulldisclosure/2003/Jan/240</text:a></text:p>
      <text:p text:style-name="P5"/>
      <text:p text:style-name="P6">Propagation</text:p>
      <text:p text:style-name="P6"/>
      <text:p text:style-name="P7">The SQL Slammer worm <text:span text:style-name="T11">infects a host running MS SQL or MSDE 2000 running with port 1434 open </text:span><text:span text:style-name="T12">to UDP </text:span><text:span text:style-name="T11">and executes a buffer overflow/overrun with the privileges of the SQL Service account from </text:span><text:span text:style-name="T2">a</text:span><text:span text:style-name="T11"> flaw in the SQL Server Resolution Service. </text:span><text:span text:style-name="T12">It then uses pseudo random number generation to get a new target to spread to, and sends the worm payload in a </text:span><text:span text:style-name="T13">single </text:span><text:span text:style-name="T12">packet </text:span><text:span text:style-name="T14">to</text:span><text:span text:style-name="T15"> the same port (1434, UDP) </text:span><text:span text:style-name="T14">on the target address </text:span><text:span text:style-name="T15">to attempt to infect a</text:span><text:span text:style-name="T4">n</text:span><text:span text:style-name="T15"> unpatched host.</text:span></text:p>
      <text:p text:style-name="P6"/>
      <text:p text:style-name="P6">Detection</text:p>
      <text:p text:style-name="P8">The Slammer code fits into a single packet and targets port 1434 <text:span text:style-name="T16">on UDP</text:span> where the SQL Server Resolution Service is expected to run. If traffic to that port is encountered, <text:span text:style-name="T17">especially</text:span> with a payload matching the Slammer worm, <text:span text:style-name="T18">the </text:span>infection <text:span text:style-name="T18">attempt </text:span>can be detected in logs and alerting software such as at the firewall. The service was patched, <text:span text:style-name="T14">and it was recommended to </text:span>block port <text:span text:style-name="T18">1434 </text:span>to external connections <text:span text:style-name="T14">to</text:span> prevent infection, so unexpected traffic to that port would be detectable, <text:span text:style-name="T14">and scanning the packet would reveal the payload. </text:span><text:span text:style-name="T19">There don’t appear to be variants listed in the advisories, </text:span><text:span text:style-name="T17">so detection would consist of analyzing traffic </text:span><text:span text:style-name="T20">patterns and looking for </text:span><text:span text:style-name="T17">the payload.</text:span></text:p>
      <text:h text:style-name="Heading_20_1" text:outline-level="1">WannaCry</text:h>
      <text:p text:style-name="P9"><text:span text:style-name="T9">WannaCry ransomware exploits a vulnerability in Microsoft SMBv1 servers to execute remote code on </text:span><text:span text:style-name="T21">a</text:span><text:span text:style-name="T9"> vulnerable system. </text:span><text:span text:style-name="T22">The vulnerability is described as “High” or “Critical” by Microsoft and “High” by Nmap/Seclists </text:span><text:span text:style-name="T23">and is denoted by </text:span><text:span text:style-name="T21">CVE-2017-0144 and CVE-2017-0145 </text:span><text:span text:style-name="T23">or Microsoft’s security advisory name “</text:span>MS17-010”<text:span text:style-name="T22">. </text:span><text:span text:style-name="T24">There are many variants to the WannaCry payload as noted by the </text:span><text:soft-page-break/><text:span text:style-name="T24">Tripwire article that over 12,000 variants had been detected with Sophos finding that 10 variants accounted for 3.4 million out of 5.1 million detected infection attempts. </text:span><text:span text:style-name="T23">It was suggested that the variants were created by multiple groups for their own ransomware targeting purposes.</text:span><text:span text:style-name="T24"> </text:span><text:span text:style-name="T21">There are multiple CVEs relating to the SMB vulnerability </text:span><text:span text:style-name="T25">such as</text:span><text:span text:style-name="T21"> CVE-2017-</text:span><text:span text:style-name="T26">0143, </text:span><text:span text:style-name="T21">CVE-2017-0144, CVE-2017-0145, </text:span><text:span text:style-name="T27">and CVE-2017-0148 with </text:span><text:span text:style-name="T21">CVE-2017-0144 </text:span><text:span text:style-name="T27">and </text:span><text:span text:style-name="T21">CVE-2017-014</text:span><text:span text:style-name="T27">5 being the most common</text:span><text:span text:style-name="T25">ly</text:span><text:span text:style-name="T27"> </text:span><text:span text:style-name="T21">cited </text:span><text:span text:style-name="T25">for</text:span><text:span text:style-name="T28"> the vulnerability in SMBv1 </text:span><text:span text:style-name="T29">used </text:span><text:span text:style-name="T28">to propagate </text:span><text:span text:style-name="T29">WannaCry. </text:span><text:span text:style-name="T30">The WannaCry ransomware is also given other names such as WannaCrypt, and Wcry </text:span><text:span text:style-name="T31">and </text:span><text:span text:style-name="T32">originates from the “EternalBlue” and similar malware that leverage the same exploits</text:span><text:span text:style-name="T30">. </text:span><text:span text:style-name="T31">Similar ransomware attacks with different names were launched with the same exploit such as NotPetya and BadRabbit. </text:span></text:p>
      <text:p text:style-name="P3"/>
      <text:p text:style-name="P3"><text:span text:style-name="T21">A</text:span>dvisories</text:p>
      <text:p text:style-name="P3"><text:a xlink:type="simple" xlink:href="https://learn.microsoft.com/en-us/security-updates/SecurityBulletins/2017/ms17-010" text:style-name="Internet_20_link" text:visited-style-name="Visited_20_Internet_20_Link">https://learn.microsoft.com/en-us/security-updates/SecurityBulletins/2017/ms17-010</text:a></text:p>
      <text:p text:style-name="P3"><text:a xlink:type="simple" xlink:href="https://cve.mitre.org/cgi-bin/cvename.cgi?name=CVE-2017-0145" text:style-name="Internet_20_link" text:visited-style-name="Visited_20_Internet_20_Link">https://cve.mitre.org/cgi-bin/cvename.cgi?name=CVE-2017-0145</text:a></text:p>
      <text:p text:style-name="P3"><text:a xlink:type="simple" xlink:href="https://nvd.nist.gov/vuln/detail/CVE-2017-0145" text:style-name="Internet_20_link" text:visited-style-name="Visited_20_Internet_20_Link">https://nvd.nist.gov/vuln/detail/CVE-2017-0145</text:a></text:p>
      <text:p text:style-name="P10"/>
      <text:p text:style-name="P11">Propagation</text:p>
      <text:p text:style-name="P12">The SMBv1 vulnerability allows remote execution on <text:span text:style-name="T33">unpatched</text:span> hosts <text:span text:style-name="T34">running Microsoft operating systems. </text:span><text:span text:style-name="T35">This allows an </text:span><text:span text:style-name="T36">attacker to use an </text:span><text:span text:style-name="T35">infected host to </text:span><text:span text:style-name="T36">scan local devices </text:span><text:span text:style-name="T37">and move </text:span><text:span text:style-name="T36">laterally within a network, or using the devices to attempt to propagate to new networks by targeting a new IP on common SMB ports like 445 </text:span><text:span text:style-name="T38">with a maliciously crafted packet that causes a buffer overflow </text:span><text:span text:style-name="T39">and execute</text:span><text:span text:style-name="T40">s</text:span><text:span text:style-name="T39"> shellcode</text:span><text:span text:style-name="T36">.</text:span></text:p>
      <text:p text:style-name="P12"/>
      <text:p text:style-name="P12"><text:a xlink:type="simple" xlink:href="https://www.sentinelone.com/blog/eternalblue-nsa-developed-exploit-just-wont-die/" text:style-name="Internet_20_link" text:visited-style-name="Visited_20_Internet_20_Link">https://www.sentinelone.com/blog/eternalblue-nsa-developed-exploit-just-wont-die/</text:a></text:p>
      <text:p text:style-name="P11"/>
      <text:p text:style-name="P11">Detection</text:p>
      <text:p text:style-name="P13"><text:span text:style-name="T41">Some variants of the</text:span> malware <text:span text:style-name="T42">check </text:span><text:span text:style-name="T41">for </text:span><text:span text:style-name="T42">a kill switch domain before proceeding, so network calls to </text:span><text:span text:style-name="T43">these</text:span><text:span text:style-name="T42"> hardcoded domains </text:span><text:span text:style-name="T43">can provide evidence that a device is infected and should be isolated. Once the program has executed and encrypted local files, the ransomware makes itself known by demanding payment to decrypt. </text:span><text:span text:style-name="T44">Later variants of the original checked for different </text:span><text:span text:style-name="T45">hardcoded </text:span><text:span text:style-name="T44">domains, which were registered by security research groups to prevent the spread of the ransomware by halting the program at the domain check. </text:span><text:span text:style-name="T46">But later variants did not use the domain kill switch. </text:span><text:span text:style-name="T47">Researchers also found methods to decrypt the </text:span><text:span text:style-name="T48">data from flaws in Windows Encryption APIs and tools were created to subvert the ransom across variants. </text:span><text:span text:style-name="T40">So network callouts to these domains can be detected and the processes that run the encryption can be detected as well from signature matching.</text:span></text:p>
      <text:h text:style-name="Heading_20_1" text:outline-level="1">Duqu</text:h>
      <text:p text:style-name="P14"><text:span text:style-name="T49">Duqu and Duqu 2.0 are advanced persistent malware </text:span><text:span text:style-name="T50">that use multiple exploits in Microsoft operating systems which also used </text:span><text:span text:style-name="T49">advanced tactics to avoid detection</text:span><text:span text:style-name="T51">. </text:span><text:span text:style-name="T52">There are multiple exploits </text:span><text:span text:style-name="T53">used which </text:span><text:span text:style-name="T54">Microsoft names </text:span>MS11-087, <text:span text:style-name="T54">MS14-058, MS15-061, and MS14-068 for CVE’s CVE-2011-3402, CVE-2015-2360, CVE-2014-4148, and CVE-2014-6324. </text:span></text:p>
      <text:p text:style-name="P5"/>
      <text:p text:style-name="P15">Advisories</text:p>
      <text:p text:style-name="P16"><text:a xlink:type="simple" xlink:href="https://www.cisa.gov/news-events/ics-alerts/ics-alert-11-291-01e" text:style-name="Internet_20_link" text:visited-style-name="Visited_20_Internet_20_Link">https://www.cisa.gov/news-events/ics-alerts/ics-alert-11-291-01e</text:a></text:p>
      <text:p text:style-name="P16"/>
      <text:p text:style-name="P15"><text:a xlink:type="simple" xlink:href="https://nvd.nist.gov/vuln/detail/CVE-2011-3402" text:style-name="Internet_20_link" text:visited-style-name="Visited_20_Internet_20_Link">https://nvd.nist.gov/vuln/detail/CVE-2011-3402</text:a></text:p>
      <text:p text:style-name="P15"><text:a xlink:type="simple" xlink:href="https://learn.microsoft.com/en-us/security-updates/securitybulletins/2011/ms11-087" text:style-name="Internet_20_link" text:visited-style-name="Visited_20_Internet_20_Link">https://learn.microsoft.com/en-us/security-updates/securitybulletins/2011/ms11-087</text:a></text:p>
      <text:p text:style-name="P15"/>
      <text:p text:style-name="P15"><text:a xlink:type="simple" xlink:href="https://nvd.nist.gov/vuln/detail/CVE-2015-2360" text:style-name="Internet_20_link" text:visited-style-name="Visited_20_Internet_20_Link">https://nvd.nist.gov/vuln/detail/CVE-2015-2360</text:a></text:p>
      <text:p text:style-name="P15"><text:a xlink:type="simple" xlink:href="https://learn.microsoft.com/en-us/security-updates/securitybulletins/2015/ms15-061" text:style-name="Internet_20_link" text:visited-style-name="Visited_20_Internet_20_Link"><text:soft-page-break/>https://learn.microsoft.com/en-us/security-updates/securitybulletins/2015/ms15-061</text:a></text:p>
      <text:p text:style-name="P15"/>
      <text:p text:style-name="P15"><text:a xlink:type="simple" xlink:href="https://nvd.nist.gov/vuln/detail/CVE-2014-4148" text:style-name="Internet_20_link" text:visited-style-name="Visited_20_Internet_20_Link">https://nvd.nist.gov/vuln/detail/CVE-2014-4148</text:a></text:p>
      <text:p text:style-name="P15"><text:a xlink:type="simple" xlink:href="https://learn.microsoft.com/en-us/security-updates/securitybulletins/2014/ms14-058" text:style-name="Internet_20_link" text:visited-style-name="Visited_20_Internet_20_Link">https://learn.microsoft.com/en-us/security-updates/securitybulletins/2014/ms14-058</text:a></text:p>
      <text:p text:style-name="P15"><text:a xlink:type="simple" xlink:href="https://nvd.nist.gov/vuln/detail/CVE-2014-6324" text:style-name="Internet_20_link" text:visited-style-name="Visited_20_Internet_20_Link"/></text:p>
      <text:p text:style-name="P15"><text:a xlink:type="simple" xlink:href="https://nvd.nist.gov/vuln/detail/CVE-2014-6324" text:style-name="Internet_20_link" text:visited-style-name="Visited_20_Internet_20_Link">https://nvd.nist.gov/vuln/detail/CVE-2014-6324</text:a></text:p>
      <text:p text:style-name="P15"><text:a xlink:type="simple" xlink:href="https://www.cisa.gov/news-events/alerts/2014/11/19/microsoft-windows-kerberos-kdc-remote-privilege-escalation" text:style-name="Internet_20_link" text:visited-style-name="Visited_20_Internet_20_Link">https://www.cisa.gov/news-events/alerts/2014/11/19/microsoft-windows-kerberos-kdc-remote-privilege-escalation</text:a></text:p>
      <text:p text:style-name="P15"><text:a xlink:type="simple" xlink:href="https://marc.info/?l=bugtraq&amp;m=142350249315918&amp;w=2" text:style-name="Internet_20_link" text:visited-style-name="Visited_20_Internet_20_Link">https://marc.info/?l=bugtraq&amp;m=142350249315918&amp;w=2</text:a></text:p>
      <text:p text:style-name="P15"><text:a xlink:type="simple" xlink:href="https://learn.microsoft.com/en-us/security-updates/SecurityBulletins/2014/ms14-068" text:style-name="Internet_20_link" text:visited-style-name="Visited_20_Internet_20_Link">https://learn.microsoft.com/en-us/security-updates/SecurityBulletins/2014/ms14-068</text:a></text:p>
      <text:p text:style-name="P15"/>
      <text:p text:style-name="P17">Propagation</text:p>
      <text:p text:style-name="P18"><text:span text:style-name="T55">Duqu does not spread on its own according to CISA. </text:span><text:span text:style-name="T56">But it moves laterally within a network/Windows domain once </text:span><text:span text:style-name="T57">an initial infection leads to </text:span><text:span text:style-name="T56">elevated domain privileges. </text:span><text:span text:style-name="T57">For example in</text:span> a publication by Infosec <text:span text:style-name="T58">I</text:span>nstitute, a <text:span text:style-name="T59">Duqu 2.0 </text:span>attacker used spear phishing to target an individual <text:span text:style-name="T60">at Kaspersky </text:span>by email <text:span text:style-name="T61">where a Word document attachment </text:span><text:span text:style-name="T62">contained an exploit in TrueType font parsing. </text:span><text:span text:style-name="T63">This gave access to an </text:span><text:span text:style-name="T59">unprivileged domain user</text:span><text:span text:style-name="T64"> which was used to achieve domain administrator privileges </text:span><text:span text:style-name="T59">from </text:span><text:span text:style-name="T64">another exploit. </text:span><text:span text:style-name="T65">This </text:span><text:span text:style-name="T66">could then be used to </text:span><text:span text:style-name="T59">infect other computers in the domain </text:span><text:span text:style-name="T67">via Microsoft installer packages (.msi) sent remotely to the machines </text:span><text:span text:style-name="T68">and started with Task Scheduler.</text:span></text:p>
      <text:p text:style-name="P17"/>
      <text:p text:style-name="P19">Detection</text:p>
      <text:p text:style-name="P20">The <text:span text:style-name="T50">malware</text:span> runs in memory and writes no files to disk making detection difficult, but in the spear phishing example the target user’s email inbox and web history had been erased, raising suspicions. Some variants, noted by Symantec in the Infosec <text:span text:style-name="T69">I</text:span>nstitute article, create a backdoor to multiple machines to retain persistence, and <text:span text:style-name="T70">use stolen certificates from Foxconn/Hon Hair Precision to sign a driver. </text:span><text:span text:style-name="T71">The compromised certificates and signed packages can be detected.</text:span><text:span text:style-name="T70"> The drivers were used in gateways and network devices to achieve access and prevent logging, which use premade passphrases which can be identified in malicious code </text:span><text:span text:style-name="T72">as well as using</text:span><text:span text:style-name="T70">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text:span><text:span text:style-name="T73">also hide their connection to the C&amp;C server with encrypted data at the end of different image formats, and variants use different user agent strings. These various hardcoded strings, common URLs, and some common hashes </text:span><text:span text:style-name="T74">of packages and payloads </text:span><text:span text:style-name="T73">can allow detection of </text:span><text:span text:style-name="T75">the </text:span><text:span text:style-name="T76">Duqu malware. </text:span><text:span text:style-name="T77">These common addresses and hashes </text:span><text:span text:style-name="T78">are</text:span><text:span text:style-name="T76"> </text:span><text:span text:style-name="T78">enumerated</text:span><text:span text:style-name="T76"> through indicators of compromise </text:span><text:span text:style-name="T79">such as file</text:span><text:span text:style-name="T80">s</text:span><text:span text:style-name="T79"> </text:span><text:span text:style-name="T76">SecureLists </text:span><text:span text:style-name="T79">released </text:span><text:span text:style-name="T81">which can be used to prevent connections and distribution of related files in a network.</text:span></text:p>
      <text:p text:style-name="P19"/>
      <text:p text:style-name="P19"><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P19"><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h text:style-name="Heading_20_1" text:outline-level="1">Flame</text:h>
      <text:p text:style-name="P21"><text:span text:style-name="T50">Flame is a </text:span><text:span text:style-name="T82">large virus toolkit that </text:span><text:span text:style-name="T83">uses several exploits on Microsoft’s operating systems </text:span><text:span text:style-name="T84">including ones previously seen in Stuxnet. </text:span><text:span text:style-name="T85">Some were used in the initial infection such as by email or infected flash drives like CVE-2010-2568 which Microsoft calls MS10-­‐046. And to move laterally with CVE-2010-2729 </text:span><text:span text:style-name="T86">which Microsoft calls</text:span><text:span text:style-name="T85"> </text:span>MS10-06<text:span text:style-name="T86">1</text:span>. </text:p>
      <text:p text:style-name="P22">Advisories</text:p>
      <text:p text:style-name="P22"><text:a xlink:type="simple" xlink:href="https://attack.mitre.org/software/S0143/" text:style-name="Internet_20_link" text:visited-style-name="Visited_20_Internet_20_Link"><text:soft-page-break/>https://attack.mitre.org/software/S0143/</text:a></text:p>
      <text:p text:style-name="P22"><text:a xlink:type="simple" xlink:href="https://nvd.nist.gov/vuln/detail/CVE-2010-2568" text:style-name="Internet_20_link" text:visited-style-name="Visited_20_Internet_20_Link">https://nvd.nist.gov/vuln/detail/CVE-2010-2568</text:a></text:p>
      <text:p text:style-name="P22"><text:a xlink:type="simple" xlink:href="https://learn.microsoft.com/en-us/security-updates/SecurityBulletins/2010/ms10-046" text:style-name="Internet_20_link" text:visited-style-name="Visited_20_Internet_20_Link">https://learn.microsoft.com/en-us/security-updates/SecurityBulletins/2010/ms10-046</text:a></text:p>
      <text:p text:style-name="P22"><text:a xlink:type="simple" xlink:href="https://nvd.nist.gov/vuln/detail/CVE-2010-2729" text:style-name="Internet_20_link" text:visited-style-name="Visited_20_Internet_20_Link">https://nvd.nist.gov/vuln/detail/CVE-2010-2729</text:a></text:p>
      <text:p text:style-name="P22"><text:a xlink:type="simple" xlink:href="https://learn.microsoft.com/en-us/security-updates/SecurityBulletins/2010/ms10-061" text:style-name="Internet_20_link" text:visited-style-name="Visited_20_Internet_20_Link">https://learn.microsoft.com/en-us/security-updates/SecurityBulletins/2010/ms10-061</text:a></text:p>
      <text:p text:style-name="P22">Propagation</text:p>
      <text:p text:style-name="P23">Flame was likely spread through multiple ways and it contains multiple exploits for achieving initial infection such as by spear phishing over something like email or by infected flash drives or network devices. <text:span text:style-name="T87">Once initial infection is achieved, there are several exploits that can be leveraged to move laterally </text:span><text:span text:style-name="T88">like flaws in the print spooler service. </text:span></text:p>
      <text:p text:style-name="P22">Detection</text:p>
      <text:p text:style-name="P22">The user agent used in downloading some components is unique and can be used to identify communication by the malware. <text:span text:style-name="T89">Being so large of a toolkit, there are many dll’s and payloads that can be </text:span><text:span text:style-name="T90">detected by the file hash </text:span><text:span text:style-name="T91">though it can run in memory so this would have to be analyzed in memory dumps. The malware also makes </text:span><text:span text:style-name="T90">registry changes </text:span><text:span text:style-name="T91">that can be detected</text:span><text:span text:style-name="T90">. </text:span><text:span text:style-name="T92">Variants like Flame 2.0 have been discovered that use stronger encryption and obfuscation but the methods to detect the hashes of the files and </text:span><text:span text:style-name="T93">detect processes and network activity remain the same.</text:span><text:span text:style-name="T92"> </text:span></text:p>
      <text:p text:style-name="P24"><text:a xlink:type="simple" xlink:href="https://web.archive.org/web/20120528142705/http://www.crysys.hu/skywiper/skywiper.pdf" text:style-name="Internet_20_link" text:visited-style-name="Visited_20_Internet_20_Link">https://web.archive.org/web/20120528142705/http://www.crysys.hu/skywiper/skywiper.pdf</text:a></text:p>
      <text:p text:style-name="P24"><text:a xlink:type="simple" xlink:href="https://silascutler.com/uploads/Flame_2.0_Risen_from_the_Ashes.pdf" text:style-name="Internet_20_link" text:visited-style-name="Visited_20_Internet_20_Link">https://silascutler.com/uploads/Flame_2.0_Risen_from_the_Ashes.pdf</text:a></text:p>
      <text:h text:style-name="Heading_20_1" text:outline-level="1">Stuxnet</text:h>
      <text:p text:style-name="P5"><text:a xlink:type="simple" xlink:href="https://www.mcafee.com/blogs/other-blogs/mcafee-labs/stuxnet-update/" text:style-name="Internet_20_link" text:visited-style-name="Visited_20_Internet_20_Link">https://www.mcafee.com/blogs/other-blogs/mcafee-labs/stuxnet-update/</text:a></text:p>
      <text:p text:style-name="P5"><text:a xlink:type="simple" xlink:href="https://en.wikipedia.org/wiki/Stuxnet" text:style-name="Internet_20_link" text:visited-style-name="Visited_20_Internet_20_Link">https://en.wikipedia.org/wiki/Stuxnet</text:a></text:p>
      <text:p text:style-name="P5"><text:a xlink:type="simple" xlink:href="https://www.infosecurity-magazine.com/news/stuxnet-returns-striking-iran-with/" text:style-name="Internet_20_link" text:visited-style-name="Visited_20_Internet_20_Link">https://www.infosecurity-magazine.com/news/stuxnet-returns-striking-iran-with/</text:a></text:p>
      <text:h text:style-name="Heading_20_1" text:outline-level="1">Opasrv</text:h>
      <text:p text:style-name="P5"><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P5"><text:a xlink:type="simple" xlink:href="https://www.f-secure.com/v-descs/opasoft.shtml" text:style-name="Internet_20_link" text:visited-style-name="Visited_20_Internet_20_Link">https://www.f-secure.com/v-descs/opasoft.shtml</text:a></text:p>
      <text:p text:style-name="P5"><text:a xlink:type="simple" xlink:href="http://virus.wikidot.com/opaserv" text:style-name="Internet_20_link" text:visited-style-name="Visited_20_Internet_20_Link">http://virus.wikidot.com/opaserv</text:a></text:p>
      <text:p text:style-name="P5"><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P5"><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h text:style-name="Heading_20_1" text:outline-level="1">Melissa</text:h>
      <text:p text:style-name="P5"><text:a xlink:type="simple" xlink:href="https://www.trendmicro.com/vinfo/id/threat-encyclopedia/malware/W97M_MELISSA.FY" text:style-name="Internet_20_link" text:visited-style-name="Visited_20_Internet_20_Link">https://www.trendmicro.com/vinfo/id/threat-encyclopedia/malware/W97M_MELISSA.FY</text:a></text:p>
      <text:p text:style-name="P5"><text:a xlink:type="simple" xlink:href="https://www.fbi.gov/news/stories/melissa-virus-20th-anniversary-032519" text:style-name="Internet_20_link" text:visited-style-name="Visited_20_Internet_20_Link">https://www.fbi.gov/news/stories/melissa-virus-20th-anniversary-032519</text:a></text:p>
      <text:h text:style-name="Heading_20_1" text:outline-level="1"><text:soft-page-break/>Koobface</text:h>
      <text:p text:style-name="P5"><text:a xlink:type="simple" xlink:href="https://en.wikipedia.org/wiki/Koobface" text:style-name="Internet_20_link" text:visited-style-name="Visited_20_Internet_20_Link">https://en.wikipedia.org/wiki/Koobface</text:a></text:p>
      <text:p text:style-name="P5"><text:a xlink:type="simple" xlink:href="https://www.kaspersky.com/resource-center/definitions/what-is-the-koobface-virus" text:style-name="Internet_20_link" text:visited-style-name="Visited_20_Internet_20_Link">https://www.kaspersky.com/resource-center/definitions/what-is-the-koobface-viru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8T22:31:31.984591993</dc:date>
    <meta:editing-duration>PT9H24M3S</meta:editing-duration>
    <meta:editing-cycles>123</meta:editing-cycles>
    <meta:generator>LibreOffice/24.8.2.1$MacOSX_AARCH64 LibreOffice_project/0f794b6e29741098670a3b95d60478a65d05ef13</meta:generator>
    <meta:document-statistic meta:table-count="0" meta:image-count="0" meta:object-count="0" meta:page-count="5" meta:paragraph-count="78" meta:word-count="1391" meta:character-count="11430" meta:non-whitespace-character-count="10113"/>
  </office:meta>
</office:document-meta>
</file>